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1b74" officeooo:paragraph-rsid="00021b7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21b74" officeooo:paragraph-rsid="00021b74" style:font-size-asian="14pt" style:font-size-complex="16pt"/>
    </style:style>
    <style:style style:name="P3" style:family="paragraph" style:parent-style-name="Standard" style:list-style-name="L5">
      <style:paragraph-properties fo:text-align="start" style:justify-single-word="false"/>
      <style:text-properties officeooo:paragraph-rsid="000908b6"/>
    </style:style>
    <style:style style:name="P4" style:family="paragraph" style:parent-style-name="Standard" style:list-style-name="L6">
      <style:paragraph-properties fo:text-align="start" style:justify-single-word="false"/>
      <style:text-properties officeooo:paragraph-rsid="000908b6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officeooo:rsid="000908b6" officeooo:paragraph-rsid="000908b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057400" officeooo:paragraph-rsid="00057400"/>
    </style:style>
    <style:style style:name="P7" style:family="paragraph" style:parent-style-name="Standard">
      <style:paragraph-properties fo:text-align="start" style:justify-single-word="false"/>
      <style:text-properties officeooo:rsid="00057400" officeooo:paragraph-rsid="000908b6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908b6" officeooo:paragraph-rsid="000908b6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0908b6" officeooo:paragraph-rsid="000908b6"/>
    </style:style>
    <style:style style:name="P10" style:family="paragraph" style:parent-style-name="Standard">
      <style:paragraph-properties fo:text-align="start" style:justify-single-word="false"/>
      <style:text-properties officeooo:rsid="000908b6" officeooo:paragraph-rsid="000908b6"/>
    </style:style>
    <style:style style:name="T1" style:family="text">
      <style:text-properties officeooo:rsid="00057400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075818" style:font-size-asian="14pt" style:font-size-complex="16pt"/>
    </style:style>
    <style:style style:name="T4" style:family="text">
      <style:text-properties fo:font-size="16pt" officeooo:rsid="000908b6" style:font-size-asian="14pt" style:font-size-complex="16pt"/>
    </style:style>
    <style:style style:name="T5" style:family="text">
      <style:text-properties fo:font-size="16pt" officeooo:rsid="00090e0f" style:font-size-asian="14pt" style:font-size-complex="16pt"/>
    </style:style>
    <style:style style:name="T6" style:family="text">
      <style:text-properties officeooo:rsid="000908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ório 0<text:span text:style-name="T6">3</text:span> – AOC</text:p>
      <text:p text:style-name="P1"/>
      <text:p text:style-name="P1"/>
      <text:p text:style-name="P1">Prof. Dr. Fábio Cappabianco</text:p>
      <text:p text:style-name="P1"/>
      <text:p text:style-name="P2"><text:tab/>Implemente um programa em assembly para x86 conforme as instruções especificadas:</text:p>
      <text:p text:style-name="P2"><text:tab/><text:span text:style-name="T6">O programa é uma Poké Agenda. A Poké Agenda começa sem dados. Depois, ela aceita os seguintes comandos:</text:span></text:p>
      <text:list xml:id="list3767131046" text:style-name="L1">
        <text:list-item>
          <text:p text:style-name="P5">add</text:p>
        </text:list-item>
        <text:list-item>
          <text:p text:style-name="P5">remove</text:p>
        </text:list-item>
        <text:list-item>
          <text:p text:style-name="P5">list</text:p>
        </text:list-item>
        <text:list-item>
          <text:p text:style-name="P5">id_search</text:p>
        </text:list-item>
        <text:list-item>
          <text:p text:style-name="P5">name_search</text:p>
        </text:list-item>
        <text:list-item>
          <text:p text:style-name="P5">exit</text:p>
          <text:p text:style-name="P5"/>
        </text:list-item>
      </text:list>
      <text:p text:style-name="P6"><text:span text:style-name="T3"><text:tab/></text:span><text:span text:style-name="T4">O comando add adiciona um pokemon à agenda. O comando remove remove um pokemon da agenda. O comando list lista todos os pokemons da agenda e os comandos id_search e name_search buscam um pokemon pelo seu número de id ou nome. A busca por nome é uma busca exata. O comando exit sai do programa.</text:span></text:p>
      <text:p text:style-name="P6"><text:span text:style-name="T4"><text:tab/>Cada pokemon deve possuir: ID, nome, tipo1 e tipo2.</text:span></text:p>
      <text:p text:style-name="P6"><text:span text:style-name="T4"><text:tab/>Os tipos possíveis são pré-definidos:</text:span></text:p>
      <text:list xml:id="list214443381" text:style-name="L5">
        <text:list-item>
          <text:p text:style-name="P3"><text:span text:style-name="T1">Normal</text:span></text:p>
        </text:list-item>
        <text:list-item>
          <text:p text:style-name="P3"><text:span text:style-name="T1">Fire (fogo)</text:span></text:p>
        </text:list-item>
        <text:list-item>
          <text:p text:style-name="P3"><text:span text:style-name="T1">Water (água)</text:span></text:p>
        </text:list-item>
        <text:list-item>
          <text:p text:style-name="P3"><text:span text:style-name="T1">Grass (grama)</text:span></text:p>
        </text:list-item>
        <text:list-item>
          <text:p text:style-name="P3"><text:span text:style-name="T1">Flying (voador)</text:span></text:p>
        </text:list-item>
        <text:list-item>
          <text:p text:style-name="P3"><text:span text:style-name="T1">Fighting (lutador)</text:span></text:p>
        </text:list-item>
        <text:list-item>
          <text:p text:style-name="P3"><text:span text:style-name="T1">Poison (veneno)</text:span></text:p>
        </text:list-item>
        <text:list-item>
          <text:p text:style-name="P3"><text:span text:style-name="T1">Electric (elétrico)</text:span></text:p>
        </text:list-item>
        <text:list-item>
          <text:p text:style-name="P3"><text:span text:style-name="T1">Ground (terra)</text:span></text:p>
        </text:list-item>
        <text:list-item>
          <text:p text:style-name="P3"><text:span text:style-name="T1">Rock (pedra)</text:span></text:p>
        </text:list-item>
        <text:list-item>
          <text:p text:style-name="P3"><text:span text:style-name="T1">Psychic (psíquico)</text:span></text:p>
        </text:list-item>
        <text:list-item>
          <text:p text:style-name="P3"><text:span text:style-name="T1">Ice (gelo)</text:span></text:p>
        </text:list-item>
        <text:list-item>
          <text:p text:style-name="P3"><text:span text:style-name="T1">Bug (inseto)</text:span></text:p>
        </text:list-item>
        <text:list-item>
          <text:p text:style-name="P3"><text:span text:style-name="T1">Ghost (fantasma)</text:span></text:p>
        </text:list-item>
        <text:list-item>
          <text:p text:style-name="P3"><text:span text:style-name="T1">Steel (ferro)</text:span></text:p>
        </text:list-item>
        <text:list-item>
          <text:p text:style-name="P3"><text:span text:style-name="T1">Dragon (dragão)</text:span></text:p>
        </text:list-item>
        <text:list-item>
          <text:p text:style-name="P3"><text:span text:style-name="T1">Dark (sombrio)</text:span></text:p>
        </text:list-item>
        <text:list-item>
          <text:p text:style-name="P3"><text:span text:style-name="T1">Fairy (fada)</text:span></text:p>
        </text:list-item>
        <text:list-item>
          <text:p text:style-name="P8">None (nenhum)</text:p>
        </text:list-item>
      </text:list>
      <text:p text:style-name="P7"><text:soft-page-break/><text:span text:style-name="T4"><text:tab/>Use os nomes em inglês para os tipos. O tipo None é usado apenas para quando o pokemon é de só um tipo. Nesse caso, o campo tipo2 deve ser None.</text:span></text:p>
      <text:p text:style-name="P7"><text:span text:style-name="T4"/></text:p>
      <text:p text:style-name="P7"><text:span text:style-name="T4"><text:tab/>O programa deve rodar em loop, com um prompt de comando que lê e atende um comando de cada vez, dos 6 comandos possíveis.</text:span></text:p>
      <text:p text:style-name="P7"><text:span text:style-name="T4"><text:tab/>O comando add deve funcionar da seguinte maneira:</text:span></text:p>
      <text:list xml:id="list1885505641" text:style-name="L6">
        <text:list-item>
          <text:p text:style-name="P4"><text:span text:style-name="T4">“Digite o ID do pokemon:”</text:span></text:p>
        </text:list-item>
        <text:list-item>
          <text:p text:style-name="P9"><text:span text:style-name="T2">“Digite o nome do pokemon:”</text:span></text:p>
        </text:list-item>
        <text:list-item>
          <text:p text:style-name="P9"><text:span text:style-name="T2">“Digite o primeiro tipo do pokemon:”</text:span></text:p>
        </text:list-item>
        <text:list-item>
          <text:p text:style-name="P9"><text:span text:style-name="T2">“Digite o segundo tipo do pokemon:”</text:span></text:p>
          <text:p text:style-name="P9"><text:span text:style-name="T2">O programa deve verificar se o ID é um número e os tipos são da lista válida. Se for digitado um valor inválido, o programa deve apenas repetir a solicitação, sem aparecer mensagens de erro.</text:span></text:p>
        </text:list-item>
      </text:list>
      <text:p text:style-name="P10"><text:span text:style-name="T2"/></text:p>
      <text:p text:style-name="P7"><text:span text:style-name="T4"><text:tab/>O comando remove deve funcionar da seguinte maneira:</text:span></text:p>
      <text:p text:style-name="P7"><text:span text:style-name="T4"><text:tab/>“Digite o ID do pokemon:”</text:span></text:p>
      <text:p text:style-name="P7"><text:span text:style-name="T4"/></text:p>
      <text:p text:style-name="P7"><text:span text:style-name="T4"><text:tab/>O comando id_search deve funcionar da seguinte maneira:</text:span></text:p>
      <text:p text:style-name="P7"><text:span text:style-name="T4"><text:tab/>“Digite o ID do pokemon:”</text:span></text:p>
      <text:p text:style-name="P7"><text:span text:style-name="T4"/></text:p>
      <text:p text:style-name="P7"><text:span text:style-name="T4"><text:tab/>O comando name_search deve funcionar da seguinte maneira:</text:span></text:p>
      <text:p text:style-name="P7"><text:span text:style-name="T4"><text:tab/>“Digite o nome do pokemon:”</text:span></text:p>
      <text:p text:style-name="P7"><text:span text:style-name="T4"><text:tab/></text:span></text:p>
      <text:p text:style-name="P10"><text:span text:style-name="T4">T</text:span><text:span text:style-name="T2">odos os pokemons devem ser </text:span><text:span text:style-name="T5">salvos em um arquivo de nome “&lt;RA&gt;.txt”, onde &lt;RA&gt; é o seu RA, na mesma pasta em que o executável estiver. Se o arquivo &lt;RA&gt;.txt não existir, na primeira execução do programa, ele deve ser criado. Se ele já existir, ele deve ser recarregado e continuar com a Poké Agenda de onde paro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9:55:18.315027508</meta:creation-date>
    <dc:date>2024-12-20T10:22:57.803100492</dc:date>
    <meta:editing-duration>PT56M30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49" meta:word-count="395" meta:character-count="2137" meta:non-whitespace-character-count="1803"/>
  </office:meta>
</office:document-meta>
</file>